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paragraph-properties fo:text-align="justify" style:justify-single-word="false"/>
      <style:text-properties fo:font-size="11pt" officeooo:rsid="00140147" style:font-size-asian="11pt" style:font-size-complex="11pt"/>
    </style:style>
    <style:style style:name="P3" style:family="paragraph" style:parent-style-name="Text_20_body">
      <style:paragraph-properties fo:text-align="justify" style:justify-single-word="false"/>
      <style:text-properties fo:font-size="11pt" style:font-size-asian="11pt" style:font-size-complex="11pt"/>
    </style:style>
    <style:style style:name="P4" style:family="paragraph" style:parent-style-name="Text_20_body">
      <style:text-properties fo:font-size="11pt" officeooo:paragraph-rsid="0015ed5d" style:font-size-asian="11pt" style:font-size-complex="11pt"/>
    </style:style>
    <style:style style:name="P5" style:family="paragraph" style:parent-style-name="Text_20_body">
      <style:paragraph-properties fo:text-align="justify" style:justify-single-word="false"/>
      <style:text-properties fo:font-size="11pt" officeooo:rsid="00194f07" officeooo:paragraph-rsid="00194f07" style:font-size-asian="11pt" style:font-size-complex="11pt"/>
    </style:style>
    <style:style style:name="P6" style:family="paragraph" style:parent-style-name="Text_20_body">
      <style:text-properties fo:font-size="11pt" officeooo:paragraph-rsid="00194f07" style:font-size-asian="11pt" style:font-size-complex="11pt"/>
    </style:style>
    <style:style style:name="P7" style:family="paragraph" style:parent-style-name="Text_20_body">
      <style:paragraph-properties fo:text-align="justify" style:justify-single-word="false"/>
      <style:text-properties fo:font-size="11pt" fo:font-weight="normal" officeooo:rsid="0015ed5d" style:font-size-asian="11pt" style:font-weight-asian="normal" style:font-size-complex="11pt" style:font-weight-complex="normal"/>
    </style:style>
    <style:style style:name="P8" style:family="paragraph" style:parent-style-name="Text_20_body" style:list-style-name="L1">
      <style:paragraph-properties fo:text-align="justify" style:justify-single-word="false"/>
      <style:text-properties fo:font-size="11pt" officeooo:rsid="0015ed5d" officeooo:paragraph-rsid="0015ed5d" style:font-size-asian="11pt" style:font-size-complex="11pt"/>
    </style:style>
    <style:style style:name="P9" style:family="paragraph" style:parent-style-name="Text_20_body" style:list-style-name="L1">
      <style:paragraph-properties fo:text-align="justify" style:justify-single-word="false"/>
      <style:text-properties fo:font-size="11pt" officeooo:rsid="00194f07" officeooo:paragraph-rsid="00194f07" style:font-size-asian="11pt" style:font-size-complex="11pt"/>
    </style:style>
    <style:style style:name="P10" style:family="paragraph" style:parent-style-name="Text_20_body" style:list-style-name="L2">
      <style:paragraph-properties fo:text-align="justify" style:justify-single-word="false"/>
      <style:text-properties fo:font-size="11pt" officeooo:rsid="001a96f8" officeooo:paragraph-rsid="001a96f8" style:font-size-asian="11pt" style:font-size-complex="11pt"/>
    </style:style>
    <style:style style:name="P11" style:family="paragraph" style:parent-style-name="Text_20_body" style:list-style-name="L2">
      <style:paragraph-properties fo:text-align="justify" style:justify-single-word="false"/>
      <style:text-properties fo:font-size="11pt" fo:font-style="normal" officeooo:rsid="001a96f8" officeooo:paragraph-rsid="001a96f8" style:font-size-asian="11pt" style:font-style-asian="normal" style:font-size-complex="11pt" style:font-style-complex="normal"/>
    </style:style>
    <style:style style:name="P12" style:family="paragraph" style:parent-style-name="Text_20_body" style:list-style-name="L2">
      <style:paragraph-properties fo:text-align="justify" style:justify-single-word="false"/>
      <style:text-properties fo:font-size="11pt" fo:font-style="normal" officeooo:rsid="001ba03b" officeooo:paragraph-rsid="001ba03b" style:font-size-asian="11pt" style:font-style-asian="normal" style:font-size-complex="11pt" style:font-style-complex="normal"/>
    </style:style>
    <style:style style:name="P13" style:family="paragraph" style:parent-style-name="Text_20_body" style:list-style-name="L3">
      <style:paragraph-properties fo:text-align="justify" style:justify-single-word="false"/>
      <style:text-properties fo:color="#3333ff" fo:font-size="11pt" officeooo:rsid="001e629d" officeooo:paragraph-rsid="001e629d" style:font-size-asian="11pt" style:font-size-complex="11pt"/>
    </style:style>
    <style:style style:name="P14" style:family="paragraph" style:parent-style-name="Heading_20_2">
      <style:text-properties fo:font-size="14pt" style:font-size-asian="14pt" style:font-size-complex="14pt"/>
    </style:style>
    <style:style style:name="P15" style:family="paragraph" style:parent-style-name="Heading_20_2">
      <style:text-properties fo:font-size="14pt" officeooo:rsid="0015ed5d" officeooo:paragraph-rsid="0015ed5d" style:font-size-asian="14pt" style:font-size-complex="14pt"/>
    </style:style>
    <style:style style:name="P16" style:family="paragraph" style:parent-style-name="Heading_20_2">
      <style:text-properties fo:font-size="14pt" officeooo:rsid="00194f07" officeooo:paragraph-rsid="00194f07" style:font-size-asian="14pt" style:font-size-complex="14pt"/>
    </style:style>
    <style:style style:name="T1" style:family="text">
      <style:text-properties officeooo:rsid="0015ed5d"/>
    </style:style>
    <style:style style:name="T2" style:family="text">
      <style:text-properties fo:font-weight="bold" style:font-weight-asian="bold" style:font-weight-complex="bold"/>
    </style:style>
    <style:style style:name="T3" style:family="text">
      <style:text-properties fo:font-weight="bold" officeooo:rsid="0015ed5d" style:font-weight-asian="bold" style:font-weight-complex="bold"/>
    </style:style>
    <style:style style:name="T4" style:family="text">
      <style:text-properties fo:font-weight="normal" officeooo:rsid="0015ed5d" style:font-weight-asian="normal" style:font-weight-complex="normal"/>
    </style:style>
    <style:style style:name="T5" style:family="text">
      <style:text-properties officeooo:rsid="00178d1f"/>
    </style:style>
    <style:style style:name="T6" style:family="text">
      <style:text-properties fo:font-style="italic" style:font-style-asian="italic" style:font-style-complex="italic"/>
    </style:style>
    <style:style style:name="T7" style:family="text">
      <style:text-properties fo:font-style="italic" officeooo:rsid="001c6cab"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c6c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Descrição do Aplicativo</text:h>
      <text:p text:style-name="P1"/>
      <text:p text:style-name="P2"><text:tab/>O aplicativo <text:span text:style-name="T9">intitulado </text:span><text:span text:style-name="T7">MaBiBookz</text:span> consiste na troca e doações de livros, onde o foco para recebê-los são instituições públicas e projetos de inclusão, sendo estas bibliotecas, escolas em geral, creches e etc. </text:p>
      <text:p text:style-name="P3"><text:tab/><text:span text:style-name="T1">Entrando no </text:span><text:span text:style-name="T7">MaBiBookz</text:span><text:span text:style-name="T1">, a instituição fará um cadastro </text:span><text:span text:style-name="T3">bem específico </text:span><text:span text:style-name="T4">contendo informações que possam ajudar quando houver interesse em doar ou receber algum livro. Por exemplo, caso uma instituição trabalhe apenas com crianças de 3 a 6 anos, não faria sentido receber livros como Machado de Assis, e sim, livros como de contos próprios para essa idade. Essas informações, serviriam para que tais erros não ocorram. As instituições cadastradas, podem especificar os tipos de livros que desejam receber, tendo abertura para literatura em geral, livros infantis, materiais didáticos e etc.</text:span></text:p>
      <text:p text:style-name="P7"/>
      <text:h text:style-name="P15" text:outline-level="2">Requisitos Não Funcionais </text:h>
      <text:p text:style-name="P4"/>
      <text:list xml:id="list6291788092736003369" text:style-name="L1">
        <text:list-item>
          <text:p text:style-name="P8">Protocolos – <text:span text:style-name="T5">HTTP, HTTPs, SMTP, IRC, POP3, IMAP e SNMP;</text:span></text:p>
        </text:list-item>
        <text:list-item>
          <text:p text:style-name="P9">Versão Mobile e Desktop;</text:p>
        </text:list-item>
        <text:list-item>
          <text:p text:style-name="P9">Linguagem de programação.</text:p>
        </text:list-item>
      </text:list>
      <text:p text:style-name="P5"/>
      <text:h text:style-name="P16" text:outline-level="2">Requisitos Funcionais</text:h>
      <text:p text:style-name="P6"/>
      <text:list xml:id="list2194055302070572504" text:style-name="L2">
        <text:list-item>
          <text:p text:style-name="P10">Botão de login com e-mail e senha do usuário para acessar as funcionalidades do <text:span text:style-name="T7">MaBiBookz</text:span>;</text:p>
        </text:list-item>
        <text:list-item>
          <text:p text:style-name="P10">Cadastro da conta do usuário para usar o <text:span text:style-name="T7">MaBiBookz</text:span> contendo e-mail, senha, logradouro da instituição se for o caso, logradouro pessoal e número para contato;</text:p>
        </text:list-item>
        <text:list-item>
          <text:p text:style-name="P10">Botão de busca para encontrar livros desejados ou instituições que precisem dos mesmos;</text:p>
        </text:list-item>
        <text:list-item>
          <text:p text:style-name="P10">Botão de compartilhar para divulgar instituições necessitadas;</text:p>
        </text:list-item>
        <text:list-item>
          <text:p text:style-name="P10">Botão “<text:span text:style-name="T6">Doe” </text:span><text:span text:style-name="T8">para doar livros para uma instituição específica;</text:span></text:p>
        </text:list-item>
        <text:list-item>
          <text:p text:style-name="P11">Opção de troca de idioma para o <text:span text:style-name="T2">português, inglês e espanhol </text:span>para ser um aplicativo de acesso amplo mundialmente, podendo ser expandido para outros idiomas posteriormente;</text:p>
        </text:list-item>
        <text:list-item>
          <text:p text:style-name="P12">Tela de rastreio das entregas, contendo os códigos de envio dos livros;</text:p>
        </text:list-item>
        <text:list-item>
          <text:p text:style-name="P12">Chat para diálogo entre instituições e pessoas interessadas, para que possam saber os livros certos a enviar ou pedir.</text:p>
        </text:list-item>
      </text:list>
      <text:list xml:id="list4973748309526946157" text:style-name="L3">
        <text:list-header>
          <text:p text:style-name="P13">https://cacoo.com/diagrams/4cJsqAgzJE5Cf5O6</text:p>
        </text:list-header>
      </text:list>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08:41:12.687541061</meta:creation-date>
    <meta:generator>LibreOffice/5.1.4.2$Linux_X86_64 LibreOffice_project/10m0$Build-2</meta:generator>
    <dc:date>2017-10-18T11:26:31.919952394</dc:date>
    <meta:editing-duration>PT30M22S</meta:editing-duration>
    <meta:editing-cycles>6</meta:editing-cycles>
    <meta:document-statistic meta:table-count="0" meta:image-count="0" meta:object-count="0" meta:page-count="1" meta:paragraph-count="18" meta:word-count="284" meta:character-count="1843" meta:non-whitespace-character-count="1581"/>
  </office:meta>
</office:document-meta>
</file>